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600000253D5D67819B0076EA2.png" manifest:media-type="image/png"/>
  <manifest:file-entry manifest:full-path="Pictures/10000201000001B6000002539E91095DC0A61DA5.png" manifest:media-type="image/png"/>
  <manifest:file-entry manifest:full-path="Pictures/10000201000001B600000253533995FCC96761F4.png" manifest:media-type="image/png"/>
  <manifest:file-entry manifest:full-path="Pictures/10000201000001B600000253140515CB220D8935.png" manifest:media-type="image/png"/>
  <manifest:file-entry manifest:full-path="Pictures/10000201000001B600000253A853AC9251CDCF81.png" manifest:media-type="image/png"/>
  <manifest:file-entry manifest:full-path="Pictures/10000201000001B60000025331BD8C4850C78648.png" manifest:media-type="image/png"/>
  <manifest:file-entry manifest:full-path="Pictures/10000201000001B60000025334F48CA5FC2CCE90.png" manifest:media-type="image/png"/>
  <manifest:file-entry manifest:full-path="Pictures/10000201000001B6000002539D50A39C0D8867C5.png" manifest:media-type="image/png"/>
  <manifest:file-entry manifest:full-path="Pictures/10000201000001B60000025313CA7A06A5987447.png" manifest:media-type="image/png"/>
  <manifest:file-entry manifest:full-path="Pictures/10000201000001B600000253427E06B13D993AEF.png" manifest:media-type="image/png"/>
  <manifest:file-entry manifest:full-path="Pictures/10000201000001B600000253D5E7B4F29DED3ECC.png" manifest:media-type="image/png"/>
  <manifest:file-entry manifest:full-path="Pictures/10000201000001B600000253CD48DCE2CB58DCAD.png" manifest:media-type="image/png"/>
  <manifest:file-entry manifest:full-path="Pictures/10000201000001B600000253D4492856EFDF77A2.png" manifest:media-type="image/png"/>
  <manifest:file-entry manifest:full-path="Pictures/10000201000000A900000060ED9A54395881A761.png" manifest:media-type="image/png"/>
  <manifest:file-entry manifest:full-path="Pictures/10000201000001B80000010BF6DA4C78795960EF.png" manifest:media-type="image/png"/>
  <manifest:file-entry manifest:full-path="Pictures/10000201000001B60000025354B2C168A50F7BDF.png" manifest:media-type="image/png"/>
  <manifest:file-entry manifest:full-path="Pictures/10000201000001B6000002530D82EEF0449EEF16.png" manifest:media-type="image/png"/>
  <manifest:file-entry manifest:full-path="Pictures/10000201000001B600000253801AF9ED500F2085.png" manifest:media-type="image/png"/>
  <manifest:file-entry manifest:full-path="Pictures/10000201000001B600000253D9E6A4DCE1B9B8B3.png" manifest:media-type="image/png"/>
  <manifest:file-entry manifest:full-path="Pictures/10000201000001B6000002534BEDFED50DAB7EBA.png" manifest:media-type="image/png"/>
  <manifest:file-entry manifest:full-path="Pictures/10000201000001B6000002537E36F9B3B6695C89.png" manifest:media-type="image/png"/>
  <manifest:file-entry manifest:full-path="Pictures/10000201000001B60000025360612D359AC895BC.png" manifest:media-type="image/png"/>
  <manifest:file-entry manifest:full-path="Pictures/10000201000001B6000002536AA3E3E74A634572.png" manifest:media-type="image/png"/>
  <manifest:file-entry manifest:full-path="Pictures/10000201000001B6000002535B938EF7CE68892C.png" manifest:media-type="image/png"/>
  <manifest:file-entry manifest:full-path="Pictures/10000201000001B600000253805134CFE045613C.png" manifest:media-type="image/png"/>
  <manifest:file-entry manifest:full-path="Pictures/100002010000012C000000C81F08828561CCDD6C.png" manifest:media-type="image/png"/>
  <manifest:file-entry manifest:full-path="Pictures/10000201000001B6000002534EBEEE68D46D84C6.png" manifest:media-type="image/png"/>
  <manifest:file-entry manifest:full-path="Pictures/10000201000001B6000002536DCA844EAA81EABE.png" manifest:media-type="image/png"/>
  <manifest:file-entry manifest:full-path="Pictures/10000201000001B600000253B2A2D9F3C554A1B8.png" manifest:media-type="image/png"/>
  <manifest:file-entry manifest:full-path="Pictures/10000201000001B6000002538EC424AEB0B2BF0E.png" manifest:media-type="image/png"/>
  <manifest:file-entry manifest:full-path="Pictures/10000201000001B600000253CA0257115E456BF3.png" manifest:media-type="image/png"/>
  <manifest:file-entry manifest:full-path="Pictures/10000201000001B600000253639B2F0FB36896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69%" draw:green="22%" draw:blue="-5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100%" draw:blue="10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100%" draw:green="0%" draw:blue="10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69%" draw:green="22%" draw:blue="-5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100%" draw:blue="10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100%" draw:green="0%" draw:blue="10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fill-color="#729fcf" draw:opacity="100%" draw:opacity-name="Transparency_20_2" draw:textarea-vertical-align="middle" draw:color-mode="standard" draw:luminance="0%" draw:contrast="0%" draw:gamma="100%" draw:red="10%" draw:green="10%" draw:blue="1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loext:graphic-properties draw:fill="none" draw:fill-color="#729fcf"/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color="#000000" fo:font-size="40pt" style:font-size-asian="40pt" style:font-size-complex="40pt"/>
    </style:style>
    <style:style style:name="P7" style:family="paragraph">
      <loext:graphic-properties draw:fill="none" draw:fill-color="#729fcf"/>
      <style:paragraph-properties fo:text-align="center"/>
      <style:text-properties fo:color="#000000" fo:font-size="40pt" style:font-size-asian="40pt" style:font-size-complex="40pt"/>
    </style:style>
    <style:style style:name="P8" style:family="paragraph">
      <loext:graphic-properties draw:fill="none" draw:fill-color="#729fcf" draw:opacity="100%" draw:opacity-name="Transparency_20_2"/>
      <style:paragraph-properties fo:text-align="center"/>
      <style:text-properties fo:font-size="40pt" style:font-size-asian="40pt" style:font-size-complex="40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 draw:fill-color="#729fc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29cm" svg:height="2.526cm" svg:x="22.6cm" svg:y="22.774cm">
          <draw:image xlink:href="Pictures/10000201000001B600000253D4492856EFDF77A2.png" xlink:type="simple" xlink:show="embed" xlink:actuate="onLoad">
            <text:p/>
          </draw:image>
        </draw:frame>
        <draw:frame draw:style-name="gr2" draw:text-style-name="P1" draw:layer="layout" svg:width="2.029cm" svg:height="2.526cm" svg:x="23.071cm" svg:y="17.074cm">
          <draw:image xlink:href="Pictures/10000201000001B60000025360612D359AC895BC.png" xlink:type="simple" xlink:show="embed" xlink:actuate="onLoad">
            <text:p/>
          </draw:image>
        </draw:frame>
        <draw:g>
          <draw:g>
            <draw:frame draw:style-name="gr3" draw:text-style-name="P2" draw:layer="layout" svg:width="20.174cm" svg:height="7.241cm" svg:x="0.467cm" svg:y="9.2cm">
              <draw:image xlink:href="Pictures/10000201000001B80000010BF6DA4C78795960EF.png" xlink:type="simple" xlink:show="embed" xlink:actuate="onLoad">
                <text:p/>
              </draw:image>
            </draw:frame>
            <draw:frame draw:style-name="gr1" draw:text-style-name="P1" draw:layer="layout" svg:width="2.029cm" svg:height="2.526cm" draw:transform="rotate (0.348716784548467) translate (4.484cm 10.367cm)">
              <draw:image xlink:href="Pictures/10000201000001B600000253B2A2D9F3C554A1B8.png" xlink:type="simple" xlink:show="embed" xlink:actuate="onLoad">
                <text:p/>
              </draw:image>
            </draw:frame>
          </draw:g>
          <draw:frame draw:style-name="gr2" draw:text-style-name="P1" draw:layer="layout" svg:width="2.029cm" svg:height="2.526cm" svg:x="9.671cm" svg:y="9.9cm">
            <draw:image xlink:href="Pictures/10000201000001B6000002539D50A39C0D8867C5.png" xlink:type="simple" xlink:show="embed" xlink:actuate="onLoad">
              <text:p/>
            </draw:image>
          </draw:frame>
        </draw:g>
        <draw:g>
          <draw:g>
            <draw:g>
              <draw:frame draw:style-name="gr3" draw:text-style-name="P2" draw:layer="layout" svg:width="20.174cm" svg:height="7.241cm" svg:x="0.5cm" svg:y="18cm">
                <draw:image xlink:href="Pictures/10000201000001B80000010BF6DA4C78795960EF.png" xlink:type="simple" xlink:show="embed" xlink:actuate="onLoad">
                  <text:p/>
                </draw:image>
              </draw:frame>
              <draw:frame draw:style-name="gr1" draw:text-style-name="P1" draw:layer="layout" svg:width="2.029cm" svg:height="2.526cm" draw:transform="rotate (0.348716784548467) translate (4.517cm 19.167cm)">
                <draw:image xlink:href="Pictures/10000201000001B6000002530D82EEF0449EEF16.png" xlink:type="simple" xlink:show="embed" xlink:actuate="onLoad">
                  <text:p/>
                </draw:image>
              </draw:frame>
            </draw:g>
            <draw:frame draw:style-name="gr2" draw:text-style-name="P1" draw:layer="layout" svg:width="2.029cm" svg:height="2.526cm" svg:x="9.704cm" svg:y="18.7cm">
              <draw:image xlink:href="Pictures/10000201000001B600000253D9E6A4DCE1B9B8B3.png" xlink:type="simple" xlink:show="embed" xlink:actuate="onLoad">
                <text:p/>
              </draw:image>
            </draw:frame>
          </draw:g>
          <draw:frame draw:style-name="gr4" draw:text-style-name="P1" draw:layer="layout" svg:width="2.029cm" svg:height="2.526cm" draw:transform="rotate (-0.191113553093379) translate (14.28cm 18.5cm)">
            <draw:image xlink:href="Pictures/10000201000001B600000253CD48DCE2CB58DCAD.png" xlink:type="simple" xlink:show="embed" xlink:actuate="onLoad">
              <text:p/>
            </draw:image>
          </draw:frame>
        </draw:g>
        <draw:g>
          <draw:frame draw:style-name="gr3" draw:text-style-name="P2" draw:layer="layout" svg:width="20.174cm" svg:height="7.241cm" svg:x="0.414cm" svg:y="1.261cm">
            <draw:image xlink:href="Pictures/10000201000001B80000010BF6DA4C78795960EF.png" xlink:type="simple" xlink:show="embed" xlink:actuate="onLoad">
              <text:p/>
            </draw:image>
          </draw:frame>
          <draw:frame draw:style-name="gr1" draw:text-style-name="P1" draw:layer="layout" svg:width="2.029cm" svg:height="2.526cm" draw:transform="rotate (0.348716784548467) translate (4.431cm 2.428cm)">
            <draw:image xlink:href="Pictures/10000201000001B600000253427E06B13D993AEF.png" xlink:type="simple" xlink:show="embed" xlink:actuate="onLoad">
              <text:p/>
            </draw:image>
          </draw:frame>
        </draw:g>
      </draw:page>
      <draw:page draw:name="page2" draw:style-name="dp1" draw:master-page-name="Default">
        <draw:frame draw:style-name="gr1" draw:text-style-name="P1" draw:layer="layout" svg:width="2.029cm" svg:height="2.526cm" svg:x="19cm" svg:y="16.374cm">
          <draw:image xlink:href="Pictures/10000201000001B60000025334F48CA5FC2CCE90.png" xlink:type="simple" xlink:show="embed" xlink:actuate="onLoad">
            <text:p/>
          </draw:image>
        </draw:frame>
        <draw:frame draw:style-name="gr2" draw:text-style-name="P1" draw:layer="layout" svg:width="2.029cm" svg:height="2.526cm" svg:x="16.7cm" svg:y="15.874cm">
          <draw:image xlink:href="Pictures/10000201000001B6000002535B938EF7CE68892C.png" xlink:type="simple" xlink:show="embed" xlink:actuate="onLoad">
            <text:p/>
          </draw:image>
        </draw:frame>
        <draw:g>
          <draw:g>
            <draw:g>
              <draw:g>
                <draw:g>
                  <draw:frame draw:style-name="gr3" draw:text-style-name="P2" draw:layer="layout" svg:width="18.9cm" svg:height="6.784cm" svg:x="1.9cm" svg:y="1.416cm">
                    <draw:image xlink:href="Pictures/10000201000001B80000010BF6DA4C78795960EF.png" xlink:type="simple" xlink:show="embed" xlink:actuate="onLoad">
                      <text:p/>
                    </draw:image>
                  </draw:frame>
                  <draw:frame draw:style-name="gr1" draw:text-style-name="P1" draw:layer="layout" svg:width="1.902cm" svg:height="2.367cm" draw:transform="rotate (0.348891317473666) translate (5.663cm 2.51cm)">
                    <draw:image xlink:href="Pictures/10000201000001B6000002534EBEEE68D46D84C6.png" xlink:type="simple" xlink:show="embed" xlink:actuate="onLoad">
                      <text:p/>
                    </draw:image>
                  </draw:frame>
                </draw:g>
                <draw:frame draw:style-name="gr2" draw:text-style-name="P1" draw:layer="layout" svg:width="1.901cm" svg:height="2.367cm" svg:x="10.523cm" svg:y="2.072cm">
                  <draw:image xlink:href="Pictures/10000201000001B60000025313CA7A06A5987447.png" xlink:type="simple" xlink:show="embed" xlink:actuate="onLoad">
                    <text:p/>
                  </draw:image>
                </draw:frame>
              </draw:g>
              <draw:frame draw:style-name="gr4" draw:text-style-name="P1" draw:layer="layout" svg:width="1.9cm" svg:height="2.366cm" draw:transform="skewX (0.000872664625997134) rotate (-0.190589954317782) translate (14.81cm 1.885cm)">
                <draw:image xlink:href="Pictures/10000201000001B60000025313CA7A06A5987447.png" xlink:type="simple" xlink:show="embed" xlink:actuate="onLoad">
                  <text:p/>
                </draw:image>
              </draw:frame>
            </draw:g>
          </draw:g>
          <draw:frame draw:style-name="gr4" draw:text-style-name="P1" draw:layer="layout" svg:width="1.901cm" svg:height="2.367cm" svg:x="8.5cm" svg:y="2.485cm">
            <draw:image xlink:href="Pictures/10000201000001B60000025313CA7A06A5987447.png" xlink:type="simple" xlink:show="embed" xlink:actuate="onLoad">
              <text:p/>
            </draw:image>
          </draw:frame>
        </draw:g>
        <draw:frame draw:style-name="gr4" draw:text-style-name="P1" draw:layer="layout" svg:width="2.029cm" svg:height="2.526cm" svg:x="18cm" svg:y="14.9cm">
          <draw:image xlink:href="Pictures/10000201000001B60000025313CA7A06A5987447.png" xlink:type="simple" xlink:show="embed" xlink:actuate="onLoad">
            <text:p/>
          </draw:image>
        </draw:frame>
        <draw:g>
          <draw:g>
            <draw:g>
              <draw:g>
                <draw:g>
                  <draw:frame draw:style-name="gr3" draw:text-style-name="P2" draw:layer="layout" svg:width="20.174cm" svg:height="7.241cm" svg:x="0.826cm" svg:y="9.2cm">
                    <draw:image xlink:href="Pictures/10000201000001B80000010BF6DA4C78795960EF.png" xlink:type="simple" xlink:show="embed" xlink:actuate="onLoad">
                      <text:p/>
                    </draw:image>
                  </draw:frame>
                  <draw:frame draw:style-name="gr1" draw:text-style-name="P1" draw:layer="layout" svg:width="2.029cm" svg:height="2.526cm" draw:transform="rotate (0.348716784548467) translate (4.843cm 10.367cm)">
                    <draw:image xlink:href="Pictures/10000201000001B6000002538EC424AEB0B2BF0E.png" xlink:type="simple" xlink:show="embed" xlink:actuate="onLoad">
                      <text:p/>
                    </draw:image>
                  </draw:frame>
                </draw:g>
                <draw:frame draw:style-name="gr2" draw:text-style-name="P1" draw:layer="layout" svg:width="2.029cm" svg:height="2.526cm" svg:x="10.03cm" svg:y="9.9cm">
                  <draw:image xlink:href="Pictures/10000201000001B6000002536DCA844EAA81EABE.png" xlink:type="simple" xlink:show="embed" xlink:actuate="onLoad">
                    <text:p/>
                  </draw:image>
                </draw:frame>
              </draw:g>
              <draw:frame draw:style-name="gr4" draw:text-style-name="P1" draw:layer="layout" svg:width="2.029cm" svg:height="2.526cm" draw:transform="rotate (-0.191113553093379) translate (14.606cm 9.7cm)">
                <draw:image xlink:href="Pictures/10000201000001B6000002536DCA844EAA81EABE.png" xlink:type="simple" xlink:show="embed" xlink:actuate="onLoad">
                  <text:p/>
                </draw:image>
              </draw:frame>
            </draw:g>
            <draw:frame draw:style-name="gr4" draw:text-style-name="P1" draw:layer="layout" svg:width="2.029cm" svg:height="2.526cm" svg:x="7.871cm" svg:y="10.341cm">
              <draw:image xlink:href="Pictures/10000201000001B6000002536DCA844EAA81EABE.png" xlink:type="simple" xlink:show="embed" xlink:actuate="onLoad">
                <text:p/>
              </draw:image>
            </draw:frame>
          </draw:g>
          <draw:frame draw:style-name="gr1" draw:text-style-name="P1" draw:layer="layout" svg:width="2.029cm" svg:height="2.526cm" svg:x="12.171cm" svg:y="10.674cm">
            <draw:image xlink:href="Pictures/10000201000001B6000002536DCA844EAA81EABE.png" xlink:type="simple" xlink:show="embed" xlink:actuate="onLoad">
              <text:p/>
            </draw:image>
          </draw:frame>
        </draw:g>
        <draw:g>
          <draw:g>
            <draw:g>
              <draw:g>
                <draw:g>
                  <draw:g>
                    <draw:frame draw:style-name="gr3" draw:text-style-name="P2" draw:layer="layout" svg:width="20.174cm" svg:height="7.241cm" svg:x="0.8cm" svg:y="20.1cm">
                      <draw:image xlink:href="Pictures/10000201000001B80000010BF6DA4C78795960EF.png" xlink:type="simple" xlink:show="embed" xlink:actuate="onLoad">
                        <text:p/>
                      </draw:image>
                    </draw:frame>
                    <draw:frame draw:style-name="gr1" draw:text-style-name="P1" draw:layer="layout" svg:width="2.029cm" svg:height="2.526cm" draw:transform="rotate (0.348716784548467) translate (4.817cm 21.267cm)">
                      <draw:image xlink:href="Pictures/10000201000001B600000253801AF9ED500F2085.png" xlink:type="simple" xlink:show="embed" xlink:actuate="onLoad">
                        <text:p/>
                      </draw:image>
                    </draw:frame>
                  </draw:g>
                  <draw:frame draw:style-name="gr2" draw:text-style-name="P1" draw:layer="layout" svg:width="2.029cm" svg:height="2.526cm" svg:x="10.004cm" svg:y="20.8cm">
                    <draw:image xlink:href="Pictures/10000201000001B6000002536DCA844EAA81EABE.png" xlink:type="simple" xlink:show="embed" xlink:actuate="onLoad">
                      <text:p/>
                    </draw:image>
                  </draw:frame>
                </draw:g>
                <draw:frame draw:style-name="gr4" draw:text-style-name="P1" draw:layer="layout" svg:width="2.029cm" svg:height="2.526cm" draw:transform="rotate (-0.191113553093379) translate (14.58cm 20.6cm)">
                  <draw:image xlink:href="Pictures/10000201000001B6000002536DCA844EAA81EABE.png" xlink:type="simple" xlink:show="embed" xlink:actuate="onLoad">
                    <text:p/>
                  </draw:image>
                </draw:frame>
              </draw:g>
              <draw:frame draw:style-name="gr4" draw:text-style-name="P1" draw:layer="layout" svg:width="2.029cm" svg:height="2.526cm" svg:x="7.845cm" svg:y="21.241cm">
                <draw:image xlink:href="Pictures/10000201000001B6000002536DCA844EAA81EABE.png" xlink:type="simple" xlink:show="embed" xlink:actuate="onLoad">
                  <text:p/>
                </draw:image>
              </draw:frame>
            </draw:g>
            <draw:frame draw:style-name="gr1" draw:text-style-name="P1" draw:layer="layout" svg:width="2.029cm" svg:height="2.526cm" svg:x="12.145cm" svg:y="21.574cm">
              <draw:image xlink:href="Pictures/10000201000001B6000002536DCA844EAA81EABE.png" xlink:type="simple" xlink:show="embed" xlink:actuate="onLoad">
                <text:p/>
              </draw:image>
            </draw:frame>
          </draw:g>
          <draw:frame draw:style-name="gr2" draw:text-style-name="P1" draw:layer="layout" svg:width="2.029cm" svg:height="2.526cm" svg:x="6.371cm" svg:y="22.415cm">
            <draw:image xlink:href="Pictures/10000201000001B6000002536DCA844EAA81EABE.png" xlink:type="simple" xlink:show="embed" xlink:actuate="onLoad">
              <text:p/>
            </draw:image>
          </draw:frame>
        </draw:g>
      </draw:page>
      <draw:page draw:name="page3" draw:style-name="dp1" draw:master-page-name="Default">
        <draw:frame draw:style-name="gr3" draw:text-style-name="P2" draw:layer="layout" svg:width="20.174cm" svg:height="7.241cm" svg:x="0.414cm" svg:y="1.262cm">
          <draw:image xlink:href="Pictures/10000201000001B80000010BF6DA4C78795960EF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2" draw:text-style-name="P1" draw:layer="layout" svg:width="2.029cm" svg:height="2.526cm" svg:x="8.8cm" svg:y="24.4cm">
          <draw:image xlink:href="Pictures/10000201000001B6000002536AA3E3E74A634572.png" xlink:type="simple" xlink:show="embed" xlink:actuate="onLoad">
            <text:p/>
          </draw:image>
        </draw:frame>
        <draw:frame draw:style-name="gr1" draw:text-style-name="P1" draw:layer="layout" svg:width="2.029cm" svg:height="2.526cm" svg:x="3.5cm" svg:y="24.3cm">
          <draw:image xlink:href="Pictures/10000201000001B600000253CA0257115E456BF3.png" xlink:type="simple" xlink:show="embed" xlink:actuate="onLoad">
            <text:p/>
          </draw:image>
        </draw:frame>
        <draw:frame draw:style-name="gr5" draw:text-style-name="P3" draw:layer="layout" svg:width="8.466cm" svg:height="5.643cm" svg:x="1.6cm" svg:y="1.357cm">
          <draw:image xlink:href="Pictures/100002010000012C000000C81F08828561CCDD6C.png" xlink:type="simple" xlink:show="embed" xlink:actuate="onLoad">
            <text:p/>
          </draw:image>
        </draw:frame>
        <draw:frame draw:style-name="gr6" draw:text-style-name="P5" draw:layer="layout" svg:width="2.651cm" svg:height="3.3cm" svg:x="2.515cm" svg:y="2.357cm">
          <draw:image xlink:href="Pictures/10000201000001B600000253805134CFE045613C.png" xlink:type="simple" xlink:show="embed" xlink:actuate="onLoad">
            <text:p text:style-name="P4"><text:span text:style-name="T1">1</text:span></text:p>
          </draw:image>
        </draw:frame>
        <draw:frame draw:style-name="gr7" draw:text-style-name="P5" draw:layer="layout" svg:width="2.832cm" svg:height="3.526cm" svg:x="5.966cm" svg:y="2.257cm">
          <draw:image xlink:href="Pictures/10000201000001B600000253639B2F0FB3689628.png" xlink:type="simple" xlink:show="embed" xlink:actuate="onLoad">
            <text:p text:style-name="P4"><text:span text:style-name="T1">2</text:span></text:p>
          </draw:image>
        </draw:frame>
        <draw:frame draw:style-name="gr4" draw:text-style-name="P1" draw:layer="layout" svg:width="2.029cm" svg:height="2.526cm" svg:x="6.1cm" svg:y="24.2cm">
          <draw:image xlink:href="Pictures/10000201000001B6000002537E36F9B3B6695C89.png" xlink:type="simple" xlink:show="embed" xlink:actuate="onLoad">
            <text:p/>
          </draw:image>
        </draw:frame>
        <draw:frame draw:style-name="gr4" draw:text-style-name="P1" draw:layer="layout" svg:width="2.029cm" svg:height="2.526cm" svg:x="8.9cm" svg:y="27.374cm">
          <draw:image xlink:href="Pictures/10000201000001B60000025331BD8C4850C78648.png" xlink:type="simple" xlink:show="embed" xlink:actuate="onLoad">
            <text:p/>
          </draw:image>
        </draw:frame>
        <draw:frame draw:style-name="gr1" draw:text-style-name="P1" draw:layer="layout" svg:width="2.029cm" svg:height="2.526cm" svg:x="6cm" svg:y="27.474cm">
          <draw:image xlink:href="Pictures/10000201000001B600000253A853AC9251CDCF81.png" xlink:type="simple" xlink:show="embed" xlink:actuate="onLoad">
            <text:p/>
          </draw:image>
        </draw:frame>
        <draw:frame draw:style-name="gr4" draw:text-style-name="P1" draw:layer="layout" svg:width="2.029cm" svg:height="2.526cm" svg:x="3.5cm" svg:y="27.374cm">
          <draw:image xlink:href="Pictures/10000201000001B600000253140515CB220D8935.png" xlink:type="simple" xlink:show="embed" xlink:actuate="onLoad">
            <text:p/>
          </draw:image>
        </draw:frame>
        <draw:frame draw:style-name="gr8" draw:text-style-name="P2" draw:layer="layout" svg:width="6.2cm" svg:height="2.652cm" svg:x="0.3cm" svg:y="21.348cm">
          <draw:image xlink:href="Pictures/10000201000000A900000060ED9A54395881A761.png" xlink:type="simple" xlink:show="embed" xlink:actuate="onLoad">
            <text:p/>
          </draw:image>
        </draw:frame>
        <draw:g>
          <draw:frame draw:style-name="gr5" draw:text-style-name="P3" draw:layer="layout" svg:width="8.466cm" svg:height="5.643cm" svg:x="1.7cm" svg:y="8.257cm">
            <draw:image xlink:href="Pictures/100002010000012C000000C81F08828561CCDD6C.png" xlink:type="simple" xlink:show="embed" xlink:actuate="onLoad">
              <text:p/>
            </draw:image>
          </draw:frame>
          <draw:frame draw:style-name="gr6" draw:text-style-name="P5" draw:layer="layout" svg:width="2.295cm" svg:height="2.857cm" svg:x="1.905cm" svg:y="9.443cm">
            <draw:image xlink:href="Pictures/10000201000001B600000253805134CFE045613C.png" xlink:type="simple" xlink:show="embed" xlink:actuate="onLoad">
              <text:p text:style-name="P4"><text:span text:style-name="T1">1</text:span></text:p>
            </draw:image>
          </draw:frame>
          <draw:frame draw:style-name="gr7" draw:text-style-name="P5" draw:layer="layout" svg:width="2.316cm" svg:height="2.883cm" svg:x="4.7cm" svg:y="9.4cm">
            <draw:image xlink:href="Pictures/10000201000001B600000253639B2F0FB3689628.png" xlink:type="simple" xlink:show="embed" xlink:actuate="onLoad">
              <text:p text:style-name="P4"><text:span text:style-name="T1">2</text:span></text:p>
            </draw:image>
          </draw:frame>
          <draw:frame draw:style-name="gr9" draw:text-style-name="P7" draw:layer="layout" svg:width="2.329cm" svg:height="2.9cm" svg:x="7.5cm" svg:y="9.4cm">
            <draw:image xlink:href="Pictures/10000201000001B600000253533995FCC96761F4.png" xlink:type="simple" xlink:show="embed" xlink:actuate="onLoad">
              <text:p text:style-name="P6"><text:span text:style-name="T2">3</text:span></text:p>
            </draw:image>
          </draw:frame>
        </draw:g>
        <draw:g>
          <draw:frame draw:style-name="gr5" draw:text-style-name="P3" draw:layer="layout" svg:width="8.466cm" svg:height="5.643cm" svg:x="1.634cm" svg:y="15.757cm">
            <draw:image xlink:href="Pictures/100002010000012C000000C81F08828561CCDD6C.png" xlink:type="simple" xlink:show="embed" xlink:actuate="onLoad">
              <text:p/>
            </draw:image>
          </draw:frame>
          <draw:frame draw:style-name="gr10" draw:text-style-name="P8" draw:layer="layout" svg:width="2cm" svg:height="2.49cm" svg:x="6.3cm" svg:y="18.736cm">
            <draw:image xlink:href="Pictures/10000201000001B6000002539E91095DC0A61DA5.png" xlink:type="simple" xlink:show="embed" xlink:actuate="onLoad">
              <text:p text:style-name="P4"><text:span text:style-name="T1">4</text:span></text:p>
            </draw:image>
          </draw:frame>
          <draw:frame draw:style-name="gr6" draw:text-style-name="P5" draw:layer="layout" svg:width="1.981cm" svg:height="2.466cm" svg:x="2.739cm" svg:y="15.9cm">
            <draw:image xlink:href="Pictures/10000201000001B600000253805134CFE045613C.png" xlink:type="simple" xlink:show="embed" xlink:actuate="onLoad">
              <text:p text:style-name="P4"><text:span text:style-name="T1">1</text:span></text:p>
            </draw:image>
          </draw:frame>
          <draw:frame draw:style-name="gr7" draw:text-style-name="P5" draw:layer="layout" svg:width="1.995cm" svg:height="2.483cm" svg:x="6.305cm" svg:y="15.917cm">
            <draw:image xlink:href="Pictures/10000201000001B600000253639B2F0FB3689628.png" xlink:type="simple" xlink:show="embed" xlink:actuate="onLoad">
              <text:p text:style-name="P4"><text:span text:style-name="T1">2</text:span></text:p>
            </draw:image>
          </draw:frame>
          <draw:frame draw:style-name="gr9" draw:text-style-name="P7" draw:layer="layout" svg:width="2.029cm" svg:height="2.526cm" svg:x="2.7cm" svg:y="18.674cm">
            <draw:image xlink:href="Pictures/10000201000001B600000253533995FCC96761F4.png" xlink:type="simple" xlink:show="embed" xlink:actuate="onLoad">
              <text:p text:style-name="P6"><text:span text:style-name="T2">3</text:span></text:p>
            </draw:image>
          </draw:frame>
        </draw:g>
        <draw:g>
          <draw:frame draw:style-name="gr5" draw:text-style-name="P3" draw:layer="layout" svg:width="8.466cm" svg:height="5.643cm" svg:x="11.4cm" svg:y="0.957cm">
            <draw:image xlink:href="Pictures/100002010000012C000000C81F08828561CCDD6C.png" xlink:type="simple" xlink:show="embed" xlink:actuate="onLoad">
              <text:p/>
            </draw:image>
          </draw:frame>
          <draw:frame draw:style-name="gr10" draw:text-style-name="P8" draw:layer="layout" svg:width="2cm" svg:height="2.49cm" svg:x="14.666cm" svg:y="3.936cm">
            <draw:image xlink:href="Pictures/10000201000001B6000002539E91095DC0A61DA5.png" xlink:type="simple" xlink:show="embed" xlink:actuate="onLoad">
              <text:p text:style-name="P4"><text:span text:style-name="T1">4</text:span></text:p>
            </draw:image>
          </draw:frame>
          <draw:frame draw:style-name="gr6" draw:text-style-name="P5" draw:layer="layout" svg:width="1.981cm" svg:height="2.466cm" svg:x="13.005cm" svg:y="1.1cm">
            <draw:image xlink:href="Pictures/10000201000001B600000253805134CFE045613C.png" xlink:type="simple" xlink:show="embed" xlink:actuate="onLoad">
              <text:p text:style-name="P4"><text:span text:style-name="T1">1</text:span></text:p>
            </draw:image>
          </draw:frame>
          <draw:frame draw:style-name="gr7" draw:text-style-name="P5" draw:layer="layout" svg:width="1.995cm" svg:height="2.483cm" svg:x="16.271cm" svg:y="1.117cm">
            <draw:image xlink:href="Pictures/10000201000001B600000253639B2F0FB3689628.png" xlink:type="simple" xlink:show="embed" xlink:actuate="onLoad">
              <text:p text:style-name="P4"><text:span text:style-name="T1">2</text:span></text:p>
            </draw:image>
          </draw:frame>
          <draw:frame draw:style-name="gr9" draw:text-style-name="P7" draw:layer="layout" svg:width="2.029cm" svg:height="2.526cm" svg:x="11.966cm" svg:y="3.874cm">
            <draw:image xlink:href="Pictures/10000201000001B600000253533995FCC96761F4.png" xlink:type="simple" xlink:show="embed" xlink:actuate="onLoad">
              <text:p text:style-name="P6"><text:span text:style-name="T2">3</text:span></text:p>
            </draw:image>
          </draw:frame>
          <draw:frame draw:style-name="gr6" draw:text-style-name="P5" draw:layer="layout" svg:width="1.981cm" svg:height="2.466cm" svg:x="17.3cm" svg:y="3.9cm">
            <draw:image xlink:href="Pictures/10000201000001B600000253805134CFE045613C.png" xlink:type="simple" xlink:show="embed" xlink:actuate="onLoad">
              <text:p text:style-name="P4"><text:span text:style-name="T1">5</text:span></text:p>
            </draw:image>
          </draw:frame>
        </draw:g>
        <draw:g>
          <draw:frame draw:style-name="gr5" draw:text-style-name="P3" draw:layer="layout" svg:width="8.466cm" svg:height="5.643cm" svg:x="11.6cm" svg:y="8.1cm">
            <draw:image xlink:href="Pictures/100002010000012C000000C81F08828561CCDD6C.png" xlink:type="simple" xlink:show="embed" xlink:actuate="onLoad">
              <text:p/>
            </draw:image>
          </draw:frame>
          <draw:frame draw:style-name="gr10" draw:text-style-name="P8" draw:layer="layout" svg:width="2cm" svg:height="2.49cm" svg:x="12.3cm" svg:y="10.91cm">
            <draw:image xlink:href="Pictures/10000201000001B6000002539E91095DC0A61DA5.png" xlink:type="simple" xlink:show="embed" xlink:actuate="onLoad">
              <text:p text:style-name="P4"><text:span text:style-name="T1">4</text:span></text:p>
            </draw:image>
          </draw:frame>
          <draw:frame draw:style-name="gr6" draw:text-style-name="P5" draw:layer="layout" svg:width="1.981cm" svg:height="2.466cm" svg:x="12.305cm" svg:y="8.243cm">
            <draw:image xlink:href="Pictures/10000201000001B600000253805134CFE045613C.png" xlink:type="simple" xlink:show="embed" xlink:actuate="onLoad">
              <text:p text:style-name="P4"><text:span text:style-name="T1">1</text:span></text:p>
            </draw:image>
          </draw:frame>
          <draw:frame draw:style-name="gr7" draw:text-style-name="P5" draw:layer="layout" svg:width="1.995cm" svg:height="2.483cm" svg:x="14.771cm" svg:y="8.26cm">
            <draw:image xlink:href="Pictures/10000201000001B600000253639B2F0FB3689628.png" xlink:type="simple" xlink:show="embed" xlink:actuate="onLoad">
              <text:p text:style-name="P4"><text:span text:style-name="T1">2</text:span></text:p>
            </draw:image>
          </draw:frame>
          <draw:frame draw:style-name="gr9" draw:text-style-name="P7" draw:layer="layout" svg:width="2.029cm" svg:height="2.526cm" svg:x="17.4cm" svg:y="8.3cm">
            <draw:image xlink:href="Pictures/10000201000001B600000253533995FCC96761F4.png" xlink:type="simple" xlink:show="embed" xlink:actuate="onLoad">
              <text:p text:style-name="P6"><text:span text:style-name="T2">3</text:span></text:p>
            </draw:image>
          </draw:frame>
          <draw:frame draw:style-name="gr6" draw:text-style-name="P5" draw:layer="layout" svg:width="1.981cm" svg:height="2.466cm" svg:x="14.919cm" svg:y="11cm">
            <draw:image xlink:href="Pictures/10000201000001B600000253805134CFE045613C.png" xlink:type="simple" xlink:show="embed" xlink:actuate="onLoad">
              <text:p text:style-name="P4"><text:span text:style-name="T1">5</text:span></text:p>
            </draw:image>
          </draw:frame>
          <draw:frame draw:style-name="gr7" draw:text-style-name="P5" draw:layer="layout" svg:width="1.995cm" svg:height="2.483cm" svg:x="17.305cm" svg:y="11.017cm">
            <draw:image xlink:href="Pictures/10000201000001B600000253639B2F0FB3689628.png" xlink:type="simple" xlink:show="embed" xlink:actuate="onLoad">
              <text:p text:style-name="P4"><text:span text:style-name="T1">6</text:span></text:p>
            </draw:image>
          </draw:frame>
        </draw:g>
        <draw:g>
          <draw:frame draw:style-name="gr5" draw:text-style-name="P3" draw:layer="layout" svg:width="8.466cm" svg:height="5.643cm" svg:x="11.334cm" svg:y="15.1cm">
            <draw:image xlink:href="Pictures/100002010000012C000000C81F08828561CCDD6C.png" xlink:type="simple" xlink:show="embed" xlink:actuate="onLoad">
              <text:p/>
            </draw:image>
          </draw:frame>
          <draw:frame draw:style-name="gr10" draw:text-style-name="P8" draw:layer="layout" svg:width="2cm" svg:height="2.49cm" svg:x="17.7cm" svg:y="15.3cm">
            <draw:image xlink:href="Pictures/10000201000001B6000002539E91095DC0A61DA5.png" xlink:type="simple" xlink:show="embed" xlink:actuate="onLoad">
              <text:p text:style-name="P4"><text:span text:style-name="T1">4</text:span></text:p>
            </draw:image>
          </draw:frame>
          <draw:frame draw:style-name="gr6" draw:text-style-name="P5" draw:layer="layout" svg:width="1.981cm" svg:height="2.466cm" svg:x="11.339cm" svg:y="15.243cm">
            <draw:image xlink:href="Pictures/10000201000001B600000253805134CFE045613C.png" xlink:type="simple" xlink:show="embed" xlink:actuate="onLoad">
              <text:p text:style-name="P4"><text:span text:style-name="T1">1</text:span></text:p>
            </draw:image>
          </draw:frame>
          <draw:frame draw:style-name="gr7" draw:text-style-name="P5" draw:layer="layout" svg:width="1.995cm" svg:height="2.483cm" svg:x="13.505cm" svg:y="15.26cm">
            <draw:image xlink:href="Pictures/10000201000001B600000253639B2F0FB3689628.png" xlink:type="simple" xlink:show="embed" xlink:actuate="onLoad">
              <text:p text:style-name="P4"><text:span text:style-name="T1">2</text:span></text:p>
            </draw:image>
          </draw:frame>
          <draw:frame draw:style-name="gr9" draw:text-style-name="P7" draw:layer="layout" svg:width="2.029cm" svg:height="2.526cm" svg:x="15.634cm" svg:y="15.3cm">
            <draw:image xlink:href="Pictures/10000201000001B600000253533995FCC96761F4.png" xlink:type="simple" xlink:show="embed" xlink:actuate="onLoad">
              <text:p text:style-name="P6"><text:span text:style-name="T2">3</text:span></text:p>
            </draw:image>
          </draw:frame>
          <draw:frame draw:style-name="gr6" draw:text-style-name="P5" draw:layer="layout" svg:width="1.981cm" svg:height="2.466cm" svg:x="17.819cm" svg:y="18.1cm">
            <draw:image xlink:href="Pictures/10000201000001B600000253805134CFE045613C.png" xlink:type="simple" xlink:show="embed" xlink:actuate="onLoad">
              <text:p text:style-name="P4"><text:span text:style-name="T1">8</text:span></text:p>
            </draw:image>
          </draw:frame>
          <draw:frame draw:style-name="gr7" draw:text-style-name="P5" draw:layer="layout" svg:width="1.995cm" svg:height="2.483cm" svg:x="15.705cm" svg:y="18.1cm">
            <draw:image xlink:href="Pictures/10000201000001B600000253639B2F0FB3689628.png" xlink:type="simple" xlink:show="embed" xlink:actuate="onLoad">
              <text:p text:style-name="P4"><text:span text:style-name="T1">7</text:span></text:p>
            </draw:image>
          </draw:frame>
          <draw:frame draw:style-name="gr9" draw:text-style-name="P7" draw:layer="layout" svg:width="2.029cm" svg:height="2.526cm" svg:x="11.371cm" svg:y="18.074cm">
            <draw:image xlink:href="Pictures/10000201000001B600000253533995FCC96761F4.png" xlink:type="simple" xlink:show="embed" xlink:actuate="onLoad">
              <text:p text:style-name="P6"><text:span text:style-name="T2">5</text:span></text:p>
            </draw:image>
          </draw:frame>
          <draw:frame draw:style-name="gr10" draw:text-style-name="P8" draw:layer="layout" svg:width="2cm" svg:height="2.49cm" svg:x="13.5cm" svg:y="18.11cm">
            <draw:image xlink:href="Pictures/10000201000001B6000002539E91095DC0A61DA5.png" xlink:type="simple" xlink:show="embed" xlink:actuate="onLoad">
              <text:p text:style-name="P4"><text:span text:style-name="T1">6</text:span></text:p>
            </draw:image>
          </draw:frame>
        </draw:g>
        <draw:g>
          <draw:frame draw:style-name="gr5" draw:text-style-name="P3" draw:layer="layout" svg:width="8.466cm" svg:height="5.643cm" svg:x="11.834cm" svg:y="21.5cm">
            <draw:image xlink:href="Pictures/100002010000012C000000C81F08828561CCDD6C.png" xlink:type="simple" xlink:show="embed" xlink:actuate="onLoad">
              <text:p/>
            </draw:image>
          </draw:frame>
          <draw:frame draw:style-name="gr10" draw:text-style-name="P8" draw:layer="layout" svg:width="2cm" svg:height="2.49cm" svg:x="18.2cm" svg:y="21.7cm">
            <draw:image xlink:href="Pictures/10000201000001B6000002539E91095DC0A61DA5.png" xlink:type="simple" xlink:show="embed" xlink:actuate="onLoad">
              <text:p text:style-name="P4"><text:span text:style-name="T1">4</text:span></text:p>
            </draw:image>
          </draw:frame>
          <draw:frame draw:style-name="gr6" draw:text-style-name="P5" draw:layer="layout" svg:width="1.981cm" svg:height="2.466cm" svg:x="11.839cm" svg:y="21.643cm">
            <draw:image xlink:href="Pictures/10000201000001B600000253805134CFE045613C.png" xlink:type="simple" xlink:show="embed" xlink:actuate="onLoad">
              <text:p text:style-name="P4"><text:span text:style-name="T1">1</text:span></text:p>
            </draw:image>
          </draw:frame>
          <draw:frame draw:style-name="gr7" draw:text-style-name="P5" draw:layer="layout" svg:width="1.995cm" svg:height="2.483cm" svg:x="14.005cm" svg:y="21.66cm">
            <draw:image xlink:href="Pictures/10000201000001B600000253639B2F0FB3689628.png" xlink:type="simple" xlink:show="embed" xlink:actuate="onLoad">
              <text:p text:style-name="P4"><text:span text:style-name="T1">2</text:span></text:p>
            </draw:image>
          </draw:frame>
          <draw:frame draw:style-name="gr9" draw:text-style-name="P7" draw:layer="layout" svg:width="2.029cm" svg:height="2.526cm" svg:x="16.134cm" svg:y="21.7cm">
            <draw:image xlink:href="Pictures/10000201000001B600000253533995FCC96761F4.png" xlink:type="simple" xlink:show="embed" xlink:actuate="onLoad">
              <text:p text:style-name="P6"><text:span text:style-name="T2">3</text:span></text:p>
            </draw:image>
          </draw:frame>
          <draw:frame draw:style-name="gr7" draw:text-style-name="P5" draw:layer="layout" svg:width="1.995cm" svg:height="2.483cm" svg:x="16.205cm" svg:y="24.5cm">
            <draw:image xlink:href="Pictures/10000201000001B600000253639B2F0FB3689628.png" xlink:type="simple" xlink:show="embed" xlink:actuate="onLoad">
              <text:p text:style-name="P4"><text:span text:style-name="T1">7</text:span></text:p>
            </draw:image>
          </draw:frame>
          <draw:frame draw:style-name="gr9" draw:text-style-name="P7" draw:layer="layout" svg:width="2.029cm" svg:height="2.526cm" svg:x="11.871cm" svg:y="24.474cm">
            <draw:image xlink:href="Pictures/10000201000001B600000253533995FCC96761F4.png" xlink:type="simple" xlink:show="embed" xlink:actuate="onLoad">
              <text:p text:style-name="P6"><text:span text:style-name="T2">5</text:span></text:p>
            </draw:image>
          </draw:frame>
          <draw:frame draw:style-name="gr10" draw:text-style-name="P8" draw:layer="layout" svg:width="2cm" svg:height="2.49cm" svg:x="14cm" svg:y="24.51cm">
            <draw:image xlink:href="Pictures/10000201000001B6000002539E91095DC0A61DA5.png" xlink:type="simple" xlink:show="embed" xlink:actuate="onLoad">
              <text:p text:style-name="P4"><text:span text:style-name="T1">6</text:span></text:p>
            </draw:image>
          </draw:frame>
        </draw:g>
      </draw:page>
      <draw:page draw:name="page5" draw:style-name="dp1" draw:master-page-name="Default">
        <draw:g>
          <draw:frame draw:style-name="gr5" draw:text-style-name="P3" draw:layer="layout" svg:width="8.466cm" svg:height="5.643cm" svg:x="1.6cm" svg:y="2.1cm">
            <draw:image xlink:href="Pictures/100002010000012C000000C81F08828561CCDD6C.png" xlink:type="simple" xlink:show="embed" xlink:actuate="onLoad">
              <text:p/>
            </draw:image>
          </draw:frame>
          <draw:frame draw:style-name="gr10" draw:text-style-name="P8" draw:layer="layout" svg:width="1.63cm" svg:height="2.185cm" svg:x="6.789cm" svg:y="2.55cm">
            <draw:image xlink:href="Pictures/10000201000001B6000002539E91095DC0A61DA5.png" xlink:type="simple" xlink:show="embed" xlink:actuate="onLoad">
              <text:p text:style-name="P4"><text:span text:style-name="T1">4</text:span></text:p>
            </draw:image>
          </draw:frame>
          <draw:frame draw:style-name="gr6" draw:text-style-name="P5" draw:layer="layout" svg:width="1.614cm" svg:height="2.164cm" svg:x="1.605cm" svg:y="2.5cm">
            <draw:image xlink:href="Pictures/10000201000001B600000253805134CFE045613C.png" xlink:type="simple" xlink:show="embed" xlink:actuate="onLoad">
              <text:p text:style-name="P4"><text:span text:style-name="T1">1</text:span></text:p>
            </draw:image>
          </draw:frame>
          <draw:frame draw:style-name="gr7" draw:text-style-name="P5" draw:layer="layout" svg:width="1.626cm" svg:height="2.178cm" svg:x="3.37cm" svg:y="2.515cm">
            <draw:image xlink:href="Pictures/10000201000001B600000253639B2F0FB3689628.png" xlink:type="simple" xlink:show="embed" xlink:actuate="onLoad">
              <text:p text:style-name="P4"><text:span text:style-name="T1">2</text:span></text:p>
            </draw:image>
          </draw:frame>
          <draw:frame draw:style-name="gr9" draw:text-style-name="P7" draw:layer="layout" svg:width="1.654cm" svg:height="2.216cm" svg:x="5.105cm" svg:y="2.55cm">
            <draw:image xlink:href="Pictures/10000201000001B600000253533995FCC96761F4.png" xlink:type="simple" xlink:show="embed" xlink:actuate="onLoad">
              <text:p text:style-name="P6"><text:span text:style-name="T2">3</text:span></text:p>
            </draw:image>
          </draw:frame>
          <draw:frame draw:style-name="gr6" draw:text-style-name="P5" draw:layer="layout" svg:width="1.614cm" svg:height="2.163cm" svg:x="6.686cm" svg:y="5.007cm">
            <draw:image xlink:href="Pictures/10000201000001B600000253805134CFE045613C.png" xlink:type="simple" xlink:show="embed" xlink:actuate="onLoad">
              <text:p text:style-name="P4"><text:span text:style-name="T1">9</text:span></text:p>
            </draw:image>
          </draw:frame>
          <draw:frame draw:style-name="gr7" draw:text-style-name="P5" draw:layer="layout" svg:width="1.626cm" svg:height="2.178cm" svg:x="4.963cm" svg:y="5.007cm">
            <draw:image xlink:href="Pictures/10000201000001B600000253639B2F0FB3689628.png" xlink:type="simple" xlink:show="embed" xlink:actuate="onLoad">
              <text:p text:style-name="P4"><text:span text:style-name="T1">8</text:span></text:p>
            </draw:image>
          </draw:frame>
          <draw:frame draw:style-name="gr9" draw:text-style-name="P7" draw:layer="layout" svg:width="1.654cm" svg:height="2.216cm" svg:x="8.4cm" svg:y="2.6cm">
            <draw:image xlink:href="Pictures/10000201000001B600000253533995FCC96761F4.png" xlink:type="simple" xlink:show="embed" xlink:actuate="onLoad">
              <text:p text:style-name="P6"><text:span text:style-name="T2">5</text:span></text:p>
            </draw:image>
          </draw:frame>
          <draw:frame draw:style-name="gr10" draw:text-style-name="P8" draw:layer="layout" svg:width="1.63cm" svg:height="2.185cm" svg:x="3.3cm" svg:y="5cm">
            <draw:image xlink:href="Pictures/10000201000001B6000002539E91095DC0A61DA5.png" xlink:type="simple" xlink:show="embed" xlink:actuate="onLoad">
              <text:p text:style-name="P4"><text:span text:style-name="T1">7</text:span></text:p>
            </draw:image>
          </draw:frame>
          <draw:frame draw:style-name="gr9" draw:text-style-name="P7" draw:layer="layout" svg:width="1.654cm" svg:height="2.216cm" svg:x="1.6cm" svg:y="5cm">
            <draw:image xlink:href="Pictures/10000201000001B600000253533995FCC96761F4.png" xlink:type="simple" xlink:show="embed" xlink:actuate="onLoad">
              <text:p text:style-name="P6"><text:span text:style-name="T2">6</text:span></text:p>
            </draw:image>
          </draw:frame>
          <draw:frame draw:style-name="gr7" draw:text-style-name="P10" draw:layer="layout" svg:width="1.626cm" svg:height="2.178cm" svg:x="8.4cm" svg:y="5.022cm">
            <draw:image xlink:href="Pictures/10000201000001B600000253639B2F0FB3689628.png" xlink:type="simple" xlink:show="embed" xlink:actuate="onLoad">
              <text:p text:style-name="P9"><text:span text:style-name="T3">10</text:span></text:p>
            </draw:image>
          </draw:frame>
        </draw:g>
        <draw:frame draw:style-name="gr11" draw:text-style-name="P4" draw:layer="layout" svg:width="8.466cm" svg:height="5.643cm" svg:x="2.3cm" svg:y="10.4cm">
          <draw:image xlink:href="Pictures/100002010000012C000000C81F08828561CCDD6C.png" xlink:type="simple" xlink:show="embed" xlink:actuate="onLoad">
            <text:p text:style-name="P3"><text:span text:style-name="T1">0</text:span></text:p>
          </draw:image>
        </draw:frame>
      </draw:page>
      <draw:page draw:name="page6" draw:style-name="dp1" draw:master-page-name="Default">
        <draw:frame draw:style-name="gr1" draw:text-style-name="P1" draw:layer="layout" svg:width="2.029cm" svg:height="2.526cm" svg:x="24.671cm" svg:y="10.674cm">
          <draw:image xlink:href="Pictures/10000201000001B6000002536DCA844EAA81EABE.png" xlink:type="simple" xlink:show="embed" xlink:actuate="onLoad">
            <text:p/>
          </draw:image>
        </draw:frame>
        <draw:frame draw:style-name="gr2" draw:text-style-name="P1" draw:layer="layout" svg:width="2.029cm" svg:height="2.526cm" svg:x="22.87cm" svg:y="6.173cm">
          <draw:image xlink:href="Pictures/10000201000001B6000002536DCA844EAA81EABE.png" xlink:type="simple" xlink:show="embed" xlink:actuate="onLoad">
            <text:p/>
          </draw:image>
        </draw:frame>
        <draw:frame draw:style-name="gr4" draw:text-style-name="P1" draw:layer="layout" svg:width="2.029cm" svg:height="2.526cm" svg:x="23.57cm" svg:y="4.373cm">
          <draw:image xlink:href="Pictures/10000201000001B6000002536DCA844EAA81EABE.png" xlink:type="simple" xlink:show="embed" xlink:actuate="onLoad">
            <text:p/>
          </draw:image>
        </draw:frame>
        <draw:g>
          <draw:g>
            <draw:g>
              <draw:g>
                <draw:g>
                  <draw:g>
                    <draw:g>
                      <draw:frame draw:style-name="gr3" draw:text-style-name="P2" draw:layer="layout" svg:width="20.174cm" svg:height="7.241cm" svg:x="0.226cm" svg:y="0.559cm">
                        <draw:image xlink:href="Pictures/10000201000001B80000010BF6DA4C78795960EF.png" xlink:type="simple" xlink:show="embed" xlink:actuate="onLoad">
                          <text:p/>
                        </draw:image>
                      </draw:frame>
                      <draw:frame draw:style-name="gr1" draw:text-style-name="P1" draw:layer="layout" svg:width="2.029cm" svg:height="2.526cm" draw:transform="rotate (0.348716784548467) translate (4.243cm 1.726cm)">
                        <draw:image xlink:href="Pictures/10000201000001B6000002536DCA844EAA81EABE.png" xlink:type="simple" xlink:show="embed" xlink:actuate="onLoad">
                          <text:p/>
                        </draw:image>
                      </draw:frame>
                    </draw:g>
                    <draw:frame draw:style-name="gr2" draw:text-style-name="P1" draw:layer="layout" svg:width="2.029cm" svg:height="2.526cm" svg:x="9.43cm" svg:y="1.259cm">
                      <draw:image xlink:href="Pictures/10000201000001B600000253D5E7B4F29DED3ECC.png" xlink:type="simple" xlink:show="embed" xlink:actuate="onLoad">
                        <text:p/>
                      </draw:image>
                    </draw:frame>
                  </draw:g>
                  <draw:frame draw:style-name="gr4" draw:text-style-name="P1" draw:layer="layout" svg:width="2.029cm" svg:height="2.526cm" draw:transform="rotate (-0.191113553093379) translate (14.006cm 1.059cm)">
                    <draw:image xlink:href="Pictures/10000201000001B6000002536DCA844EAA81EABE.png" xlink:type="simple" xlink:show="embed" xlink:actuate="onLoad">
                      <text:p/>
                    </draw:image>
                  </draw:frame>
                </draw:g>
                <draw:frame draw:style-name="gr4" draw:text-style-name="P1" draw:layer="layout" svg:width="2.029cm" svg:height="2.526cm" svg:x="7.271cm" svg:y="1.7cm">
                  <draw:image xlink:href="Pictures/10000201000001B6000002536DCA844EAA81EABE.png" xlink:type="simple" xlink:show="embed" xlink:actuate="onLoad">
                    <text:p/>
                  </draw:image>
                </draw:frame>
              </draw:g>
              <draw:frame draw:style-name="gr1" draw:text-style-name="P1" draw:layer="layout" svg:width="2.029cm" svg:height="2.526cm" svg:x="11.571cm" svg:y="2.033cm">
                <draw:image xlink:href="Pictures/10000201000001B6000002536DCA844EAA81EABE.png" xlink:type="simple" xlink:show="embed" xlink:actuate="onLoad">
                  <text:p/>
                </draw:image>
              </draw:frame>
            </draw:g>
            <draw:frame draw:style-name="gr2" draw:text-style-name="P1" draw:layer="layout" svg:width="2.029cm" svg:height="2.526cm" svg:x="5.797cm" svg:y="2.874cm">
              <draw:image xlink:href="Pictures/10000201000001B6000002536DCA844EAA81EABE.png" xlink:type="simple" xlink:show="embed" xlink:actuate="onLoad">
                <text:p/>
              </draw:image>
            </draw:frame>
          </draw:g>
          <draw:frame draw:style-name="gr1" draw:text-style-name="P1" draw:layer="layout" svg:width="2.029cm" svg:height="2.526cm" svg:x="8.397cm" svg:y="2.959cm">
            <draw:image xlink:href="Pictures/10000201000001B6000002536DCA844EAA81EABE.png" xlink:type="simple" xlink:show="embed" xlink:actuate="onLoad">
              <text:p/>
            </draw:image>
          </draw:frame>
        </draw:g>
        <draw:g>
          <draw:g>
            <draw:g>
              <draw:g>
                <draw:g>
                  <draw:g>
                    <draw:g>
                      <draw:g>
                        <draw:frame draw:style-name="gr3" draw:text-style-name="P2" draw:layer="layout" svg:width="20.174cm" svg:height="7.241cm" svg:x="0.526cm" svg:y="8.7cm">
                          <draw:image xlink:href="Pictures/10000201000001B80000010BF6DA4C78795960EF.png" xlink:type="simple" xlink:show="embed" xlink:actuate="onLoad">
                            <text:p/>
                          </draw:image>
                        </draw:frame>
                        <draw:frame draw:style-name="gr1" draw:text-style-name="P1" draw:layer="layout" svg:width="2.029cm" svg:height="2.526cm" draw:transform="rotate (0.348716784548467) translate (4.543cm 9.867cm)">
                          <draw:image xlink:href="">
                            <text:p/>
                          </draw:image>
                        </draw:frame>
                      </draw:g>
                      <draw:frame draw:style-name="gr2" draw:text-style-name="P1" draw:layer="layout" svg:width="2.029cm" svg:height="2.526cm" svg:x="9.73cm" svg:y="9.4cm">
                        <draw:image xlink:href="Pictures/10000201000001B600000253D5E7B4F29DED3ECC.png" xlink:type="simple" xlink:show="embed" xlink:actuate="onLoad">
                          <text:p/>
                        </draw:image>
                      </draw:frame>
                    </draw:g>
                    <draw:frame draw:style-name="gr4" draw:text-style-name="P1" draw:layer="layout" svg:width="2.029cm" svg:height="2.526cm" draw:transform="rotate (-0.191113553093379) translate (14.306cm 9.2cm)">
                      <draw:image xlink:href="Pictures/10000201000001B600000253D5E7B4F29DED3ECC.png" xlink:type="simple" xlink:show="embed" xlink:actuate="onLoad">
                        <text:p/>
                      </draw:image>
                    </draw:frame>
                  </draw:g>
                  <draw:frame draw:style-name="gr4" draw:text-style-name="P1" draw:layer="layout" svg:width="2.029cm" svg:height="2.526cm" svg:x="7.571cm" svg:y="9.841cm">
                    <draw:image xlink:href="Pictures/10000201000001B600000253D5E7B4F29DED3ECC.png" xlink:type="simple" xlink:show="embed" xlink:actuate="onLoad">
                      <text:p/>
                    </draw:image>
                  </draw:frame>
                </draw:g>
                <draw:frame draw:style-name="gr1" draw:text-style-name="P1" draw:layer="layout" svg:width="2.029cm" svg:height="2.526cm" svg:x="11.871cm" svg:y="10.174cm">
                  <draw:image xlink:href="Pictures/10000201000001B600000253D5E7B4F29DED3ECC.png" xlink:type="simple" xlink:show="embed" xlink:actuate="onLoad">
                    <text:p/>
                  </draw:image>
                </draw:frame>
              </draw:g>
              <draw:frame draw:style-name="gr2" draw:text-style-name="P1" draw:layer="layout" svg:width="2.029cm" svg:height="2.526cm" svg:x="6.097cm" svg:y="11.015cm">
                <draw:image xlink:href="Pictures/10000201000001B600000253D5E7B4F29DED3ECC.png" xlink:type="simple" xlink:show="embed" xlink:actuate="onLoad">
                  <text:p/>
                </draw:image>
              </draw:frame>
            </draw:g>
            <draw:frame draw:style-name="gr1" draw:text-style-name="P1" draw:layer="layout" svg:width="2.029cm" svg:height="2.526cm" svg:x="8.697cm" svg:y="11.1cm">
              <draw:image xlink:href="Pictures/10000201000001B600000253D5E7B4F29DED3ECC.png" xlink:type="simple" xlink:show="embed" xlink:actuate="onLoad">
                <text:p/>
              </draw:image>
            </draw:frame>
          </draw:g>
          <draw:frame draw:style-name="gr4" draw:text-style-name="P1" draw:layer="layout" svg:width="2.029cm" svg:height="2.526cm" svg:x="11cm" svg:y="11.1cm">
            <draw:image xlink:href="Pictures/10000201000001B600000253D5E7B4F29DED3ECC.png" xlink:type="simple" xlink:show="embed" xlink:actuate="onLoad">
              <text:p/>
            </draw:image>
          </draw:frame>
        </draw:g>
        <draw:g>
          <draw:g>
            <draw:g>
              <draw:g>
                <draw:g>
                  <draw:g>
                    <draw:g>
                      <draw:g>
                        <draw:frame draw:style-name="gr3" draw:text-style-name="P2" draw:layer="layout" svg:width="20.174cm" svg:height="7.241cm" svg:x="0.7cm" svg:y="18.359cm">
                          <draw:image xlink:href="Pictures/10000201000001B80000010BF6DA4C78795960EF.png" xlink:type="simple" xlink:show="embed" xlink:actuate="onLoad">
                            <text:p/>
                          </draw:image>
                        </draw:frame>
                        <draw:frame draw:style-name="gr1" draw:text-style-name="P1" draw:layer="layout" svg:width="2.029cm" svg:height="2.526cm" draw:transform="rotate (0.348716784548467) translate (4.717cm 19.526cm)">
                          <draw:image xlink:href="">
                            <text:p/>
                          </draw:image>
                        </draw:frame>
                      </draw:g>
                      <draw:frame draw:style-name="gr2" draw:text-style-name="P1" draw:layer="layout" svg:width="2.029cm" svg:height="2.526cm" svg:x="9.904cm" svg:y="19.059cm">
                        <draw:image xlink:href="Pictures/10000201000001B6000002534BEDFED50DAB7EBA.png" xlink:type="simple" xlink:show="embed" xlink:actuate="onLoad">
                          <text:p/>
                        </draw:image>
                      </draw:frame>
                    </draw:g>
                    <draw:frame draw:style-name="gr4" draw:text-style-name="P1" draw:layer="layout" svg:width="2.029cm" svg:height="2.526cm" draw:transform="rotate (-0.191113553093379) translate (14.48cm 18.859cm)">
                      <draw:image xlink:href="Pictures/10000201000001B60000025354B2C168A50F7BDF.png" xlink:type="simple" xlink:show="embed" xlink:actuate="onLoad">
                        <text:p/>
                      </draw:image>
                    </draw:frame>
                  </draw:g>
                  <draw:frame draw:style-name="gr4" draw:text-style-name="P1" draw:layer="layout" svg:width="2.029cm" svg:height="2.526cm" svg:x="7.745cm" svg:y="19.5cm">
                    <draw:image xlink:href="Pictures/10000201000001B600000253D5D67819B0076EA2.png" xlink:type="simple" xlink:show="embed" xlink:actuate="onLoad">
                      <text:p/>
                    </draw:image>
                  </draw:frame>
                </draw:g>
                <draw:frame draw:style-name="gr1" draw:text-style-name="P1" draw:layer="layout" svg:width="2.029cm" svg:height="2.526cm" svg:x="12.045cm" svg:y="19.833cm">
                  <draw:image xlink:href="Pictures/10000201000001B6000002534BEDFED50DAB7EBA.png" xlink:type="simple" xlink:show="embed" xlink:actuate="onLoad">
                    <text:p/>
                  </draw:image>
                </draw:frame>
              </draw:g>
              <draw:frame draw:style-name="gr2" draw:text-style-name="P1" draw:layer="layout" svg:width="2.029cm" svg:height="2.526cm" svg:x="6.271cm" svg:y="20.674cm">
                <draw:image xlink:href="">
                  <text:p/>
                </draw:image>
              </draw:frame>
            </draw:g>
            <draw:frame draw:style-name="gr1" draw:text-style-name="P1" draw:layer="layout" svg:width="2.029cm" svg:height="2.526cm" svg:x="8.871cm" svg:y="20.759cm">
              <draw:image xlink:href="">
                <text:p/>
              </draw:image>
            </draw:frame>
          </draw:g>
          <draw:frame draw:style-name="gr4" draw:text-style-name="P1" draw:layer="layout" svg:width="2.029cm" svg:height="2.526cm" svg:x="11.174cm" svg:y="20.759cm">
            <draw:image xlink:href="Pictures/10000201000001B60000025354B2C168A50F7BDF.png" xlink:type="simple" xlink:show="embed" xlink:actuate="onLoad">
              <text:p/>
            </draw:image>
          </draw:frame>
          <draw:frame draw:style-name="gr1" draw:text-style-name="P1" draw:layer="layout" svg:width="2.029cm" svg:height="2.526cm" svg:x="14.1cm" svg:y="20.6cm">
            <draw:image xlink:href="Pictures/10000201000001B60000025354B2C168A50F7BDF.png" xlink:type="simple" xlink:show="embed" xlink:actuate="onLoad">
              <text:p/>
            </draw:image>
          </draw:frame>
        </draw:g>
      </draw:page>
      <draw:page draw:name="page7" draw:style-name="dp1" draw:master-page-name="Default">
        <draw:g>
          <draw:frame draw:style-name="gr2" draw:text-style-name="P1" draw:layer="layout" svg:width="2.029cm" svg:height="2.526cm" svg:x="8.9cm" svg:y="17.7cm">
            <draw:image xlink:href="Pictures/10000201000001B60000025354B2C168A50F7BDF.png" xlink:type="simple" xlink:show="embed" xlink:actuate="onLoad">
              <text:p/>
            </draw:image>
          </draw:frame>
          <draw:frame draw:style-name="gr1" draw:text-style-name="P1" draw:layer="layout" svg:width="2.029cm" svg:height="2.526cm" svg:x="3.6cm" svg:y="17.6cm">
            <draw:image xlink:href="Pictures/10000201000001B60000025354B2C168A50F7BDF.png" xlink:type="simple" xlink:show="embed" xlink:actuate="onLoad">
              <text:p/>
            </draw:image>
          </draw:frame>
          <draw:g>
            <draw:frame draw:style-name="gr1" draw:text-style-name="P1" draw:layer="layout" svg:width="2.029cm" svg:height="2.526cm" svg:x="8.7cm" svg:y="14.674cm">
              <draw:image xlink:href="Pictures/10000201000001B60000025354B2C168A50F7BDF.png" xlink:type="simple" xlink:show="embed" xlink:actuate="onLoad">
                <text:p/>
              </draw:image>
            </draw:frame>
            <draw:g>
              <draw:frame draw:style-name="gr2" draw:text-style-name="P1" draw:layer="layout" svg:width="2.029cm" svg:height="2.526cm" svg:x="6.3cm" svg:y="14.574cm">
                <draw:image xlink:href="Pictures/10000201000001B60000025354B2C168A50F7BDF.png" xlink:type="simple" xlink:show="embed" xlink:actuate="onLoad">
                  <text:p/>
                </draw:image>
              </draw:frame>
              <draw:frame draw:style-name="gr4" draw:text-style-name="P1" draw:layer="layout" svg:width="2.029cm" svg:height="2.526cm" svg:x="3.871cm" svg:y="14.6cm">
                <draw:image xlink:href="Pictures/10000201000001B60000025354B2C168A50F7BDF.png" xlink:type="simple" xlink:show="embed" xlink:actuate="onLoad">
                  <text:p/>
                </draw:image>
              </draw:frame>
            </draw:g>
          </draw:g>
          <draw:frame draw:style-name="gr4" draw:text-style-name="P1" draw:layer="layout" svg:width="2.029cm" svg:height="2.526cm" svg:x="6.2cm" svg:y="17.5cm">
            <draw:image xlink:href="Pictures/10000201000001B60000025354B2C168A50F7BDF.png" xlink:type="simple" xlink:show="embed" xlink:actuate="onLoad">
              <text:p/>
            </draw:image>
          </draw:frame>
          <draw:frame draw:style-name="gr4" draw:text-style-name="P1" draw:layer="layout" svg:width="2.029cm" svg:height="2.526cm" svg:x="11.3cm" svg:y="15.9cm">
            <draw:image xlink:href="Pictures/10000201000001B60000025354B2C168A50F7BDF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15:54:42.581565818</meta:creation-date>
    <dc:date>2017-08-30T00:46:33.113558568</dc:date>
    <meta:editing-duration>PT11H24M22S</meta:editing-duration>
    <meta:editing-cycles>5</meta:editing-cycles>
    <meta:generator>LibreOffice/5.1.6.2$Linux_X86_64 LibreOffice_project/10m0$Build-2</meta:generator>
    <meta:document-statistic meta:object-count="186"/>
  </office:meta>
</office:document-meta>
</file>